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02in"/>
    </style:style>
    <style:style style:name="co2" style:family="table-column">
      <style:table-column-properties fo:break-before="auto" style:column-width="5.902in"/>
    </style:style>
    <style:style style:name="co3" style:family="table-column">
      <style:table-column-properties fo:break-before="auto" style:column-width="2.0701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555in" fo:break-before="auto" style:use-optimal-row-height="true"/>
    </style:style>
    <style:style style:name="ro2" style:family="table-row">
      <style:table-row-properties style:row-height="0.1602in" fo:break-before="auto" style:use-optimal-row-height="true"/>
    </style:style>
    <style:style style:name="ta1" style:family="table" style:master-page-name="PageStyle_5f_AMEE_20_data_20_changelog">
      <style:table-properties table:display="true" style:writing-mode="lr-tb"/>
    </style:style>
    <style:style style:name="ce1" style:family="table-cell" style:parent-style-name="Default" style:data-style-name="N168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68"/>
    <style:style style:name="ce3" style:family="table-cell" style:parent-style-name="Default" style:data-style-name="N168">
      <style:table-cell-properties fo:background-color="transparent"/>
    </style:style>
    <style:style style:name="ce4" style:family="table-cell" style:parent-style-name="Default" style:data-style-name="N168">
      <style:table-cell-properties fo:background-color="#eb613d"/>
    </style:style>
    <style:style style:name="ce5" style:family="table-cell" style:parent-style-name="Default" style:data-style-name="N168">
      <style:table-cell-properties fo:background-color="#e6e6e6"/>
    </style:style>
    <style:style style:name="ce6" style:family="table-cell" style:parent-style-name="Default" style:data-style-name="N168">
      <style:table-cell-properties fo:background-color="#c0c0c0"/>
    </style:style>
    <style:style style:name="ce7" style:family="table-cell" style:parent-style-name="Default" style:data-style-name="N168">
      <style:table-cell-properties fo:background-color="#ffff00"/>
    </style:style>
    <style:style style:name="ce8" style:family="table-cell" style:parent-style-name="Default" style:data-style-name="N168">
      <style:table-cell-properties fo:background-color="#b3b3b3"/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eb613d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 table:use-regular-expressions="false"/>
      <table:table table:name="AMEE data changelog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Where</text:p>
          </table:table-cell>
          <table:table-cell table:style-name="ce9" office:value-type="string">
            <text:p>Who</text:p>
          </table:table-cell>
          <table:table-cell table:style-name="ce9" office:value-type="string">
            <text:p>NOTES</text:p>
          </table:table-cell>
          <table:table-cell table:style-name="ce9" table:number-columns-repeated="251"/>
          <table:table-cell table:number-columns-repeated="768"/>
        </table:table-row>
        <table:table-row table:style-name="ro1">
          <table:table-cell office:value-type="date" office:date-value="2007-08-01">
            <text:p>01/08/07</text:p>
          </table:table-cell>
          <table:table-cell office:value-type="string">
            <text:p>Release 0.19 of AMEE</text:p>
          </table:table-cell>
          <table:table-cell office:value-type="string">
            <text:p>stage.co2</text:p>
          </table:table-cell>
          <table:table-cell office:value-type="string">
            <text:p>dig</text:p>
          </table:table-cell>
          <table:table-cell table:number-columns-repeated="1020"/>
        </table:table-row>
        <table:table-row table:style-name="ro1">
          <table:table-cell office:value-type="date" office:date-value="2007-08-02">
            <text:p>02/08/07</text:p>
          </table:table-cell>
          <table:table-cell office:value-type="string">
            <text:p>Changes to computers generic: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"desktop without monitor" and LCD, CRT and Plasma monitor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leted KWhPerCycle column which wasn't used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reated KWStandby and kWOn and inserted values</text:p>
          </table:table-cell>
          <table:table-cell office:value-type="string">
            <text:p>CSVs</text:p>
          </table:table-cell>
          <table:table-cell/>
          <table:table-cell office:value-type="string">
            <text:p>Removed later, see below 26nov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 these new values are for 2006 only - they are NOT stock averaged</text:p>
          </table:table-cell>
          <table:table-cell office:value-type="string">
            <text:p>CSV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08-20">
            <text:p>20/08/07</text:p>
          </table:table-cell>
          <table:table-cell office:value-type="string">
            <text:p>Restructured personal: created generic and food_drink categories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justed the CSV for transport/other to include the space shuttle and Ariane 5.</text:p>
          </table:table-cell>
          <table:table-cell office:value-type="string">
            <text:p>CSV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08-28">
            <text:p>28/08/07</text:p>
          </table:table-cell>
          <table:table-cell office:value-type="string">
            <text:p>This change involved two new rows and adding a new column - kgCO2/Launch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07-08-29">
            <text:p>29/08/07</text:p>
          </table:table-cell>
          <table:table-cell table:style-name="ce10" office:value-type="string">
            <text:p>Updated AMEE to align with defra</text:p>
          </table:table-cell>
          <table:table-cell table:style-name="ce10" office:value-type="string">
            <text:p>CSVs,stage,live</text:p>
          </table:table-cell>
          <table:table-cell table:style-name="ce10" office:value-type="string">
            <text:p>AJC</text:p>
          </table:table-cell>
          <table:table-cell table:style-name="ce10" table:number-columns-repeated="252"/>
          <table:table-cell table:number-columns-repeated="768"/>
        </table:table-row>
        <table:table-row table:style-name="ro1">
          <table:table-cell table:style-name="ce3"/>
          <table:table-cell table:style-name="ce10" office:value-type="string">
            <text:p>Updated /home/heating to align with defra</text:p>
          </table:table-cell>
          <table:table-cell table:style-name="ce10" office:value-type="string">
            <text:p>CSVs,stage,live</text:p>
          </table:table-cell>
          <table:table-cell table:style-name="ce10" table:number-columns-repeated="253"/>
          <table:table-cell table:number-columns-repeated="768"/>
        </table:table-row>
        <table:table-row table:style-name="ro1">
          <table:table-cell table:style-name="ce3"/>
          <table:table-cell table:style-name="ce10" office:value-type="string">
            <text:p>Updated /home/energy/quantity to align with defra</text:p>
          </table:table-cell>
          <table:table-cell table:style-name="ce10" office:value-type="string">
            <text:p>CSVs,stage,live</text:p>
          </table:table-cell>
          <table:table-cell table:style-name="ce10" table:number-columns-repeated="253"/>
          <table:table-cell table:number-columns-repeated="768"/>
        </table:table-row>
        <table:table-row table:style-name="ro1">
          <table:table-cell table:style-name="ce3"/>
          <table:table-cell table:style-name="ce10" office:value-type="string">
            <text:p>Updated /home/energy/uk/price to align with defra</text:p>
          </table:table-cell>
          <table:table-cell table:style-name="ce10" office:value-type="string">
            <text:p>CSVs,stage,live</text:p>
          </table:table-cell>
          <table:table-cell table:style-name="ce10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0-16">
            <text:p>16/10/07</text:p>
          </table:table-cell>
          <table:table-cell office:value-type="string">
            <text:p>Update /transport/car/generic for US petrol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1-06">
            <text:p>06/11/07</text:p>
          </table:table-cell>
          <table:table-cell office:value-type="string">
            <text:p>Changes to mirror 04nov07 update to defra.co2.dgen:</text:p>
          </table:table-cell>
          <table:table-cell/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lighting updated values for lel and norm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kitchen/generic - NEW ITEMS - <text:s/>30oC for washing machine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price - updates values for oil and co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 - copied from defra (includes Condensing boiler NEW ITEMS) - note: requires lower() and replace of " - " with "-"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1-07">
            <text:p>07/11/07</text:p>
          </table:table-cell>
          <table:table-cell office:value-type="string">
            <text:p>/home/lighting - altered so the pi value noOfLightBulbs is used for all types, except for LELs where noOfLowEnergyLightBulbs is specified and is non-zero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e following electricity items were generalised for any country: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computers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entertainment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kitchen/generic (was previously generalised by dig)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lighting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televisions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 office:value-type="date" office:date-value="2007-12-06">
            <text:p>06/12/07</text:p>
          </table:table-cell>
          <table:table-cell office:value-type="string">
            <text:p>/home/energy/electricity Ireland changed from 0.592 to 0.549 kgCO2/kWh</text:p>
          </table:table-cell>
          <table:table-cell office:value-type="string">
            <text:p>CSVs, 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cooking Alg now handles country elec EF and implements linear formulae and no longer uses data item valu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plane/generic – great circle distance calc added, new alg, 4 new pi values</text:p>
          </table:table-cell>
          <table:table-cell office:value-type="string">
            <text:p>stage,live (27feb08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car/generic – canada is now same cars as U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5">
            <text:p>15/01/08</text:p>
          </table:table-cell>
          <table:table-cell office:value-type="string">
            <text:p>/home/energy/uk/suppliers - updated to latest values and source fields amen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6">
            <text:p>16/01/08</text:p>
          </table:table-cell>
          <table:table-cell office:value-type="string">
            <text:p>/home/energy/ireland/suppliers - created and 2 data items ad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2-05">
            <text:p>05/02/08</text:p>
          </table:table-cell>
          <table:table-cell office:value-type="string">
            <text:p>/home/energy/electricityISO added to mirror electricity but with iso country names (GB,IE only)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/home/energy/electricityISO completed for all available ISO cod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algs for electrical items changed so that they can also accept and ISO code in metadata's country value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9">
            <text:p>19/02/08</text:p>
          </table:table-cell>
          <table:table-cell office:value-type="string">
            <text:p>tips for together/theclimategroup.org added see RT ticket #125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reductions created plus item definition for reduction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21">
            <text:p>21/02/08</text:p>
          </table:table-cell>
          <table:table-cell office:value-type="string">
            <text:p>Removed all data items from /personal</text:p>
          </table:table-cell>
          <table:table-cell office:value-type="string">
            <text:p>stage (NOT CSVs)</text:p>
          </table:table-cell>
          <table:table-cell table:number-columns-repeated="1021"/>
        </table:table-row>
        <table:table-row table:style-name="ro1">
          <table:table-cell office:value-type="date" office:date-value="2008-03-18">
            <text:p>18/03/08</text:p>
          </table:table-cell>
          <table:table-cell office:value-type="string">
            <text:p>Deleted personal category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ISO codes to car_generic algorithm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state value to metadata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4">
            <text:p>14/04/08</text:p>
          </table:table-cell>
          <table:table-cell office:value-type="string">
            <text:p>Add kmPerLitreOwn and kmPerLitre to Car generic defn, default values zero, alg altered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8">
            <text:p>18/04/08</text:p>
          </table:table-cell>
          <table:table-cell office:value-type="string">
            <text:p>Added occupancy to Car generic def - if &gt;0 it divides the returned kgco2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Bord Gais value in /home/energy/ireland/supplier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/transport/car/bands/ireland created with new band di def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08-04-22">
            <text:p>22/04/08</text:p>
          </table:table-cell>
          <table:table-cell table:style-name="ce10" office:value-type="string">
            <text:p>added country profile item value to car/generic and amended alg to use it</text:p>
          </table:table-cell>
          <table:table-cell table:style-name="ce10" office:value-type="string">
            <text:p>stage,live</text:p>
          </table:table-cell>
          <table:table-cell table:style-name="ce10" office:value-type="string">
            <text:p>AJC</text:p>
          </table:table-cell>
          <table:table-cell table:style-name="ce10" office:value-type="string">
            <text:p>live 29/4/08</text:p>
          </table:table-cell>
          <table:table-cell table:style-name="ce10" office:value-type="string">
            <text:p>strange error, bands contains a data item which links to ireland category! Need to update wiki</text:p>
          </table:table-cell>
          <table:table-cell table:style-name="ce10" table:number-columns-repeated="1018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values to the motorcycle/generic defn to align with car/generic, changed alg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Irish values to Bus/Generic and Train/Generic Item defs, algs and data item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9">
            <text:p>09/05/08</text:p>
          </table:table-cell>
          <table:table-cell table:style-name="ce11" office:value-type="string">
            <text:p>add /home/heating/ustest values for MS to test on</text:p>
          </table:table-cell>
          <table:table-cell table:style-name="ce11" office:value-type="string">
            <text:p>CSVs,stage</text:p>
          </table:table-cell>
          <table:table-cell table:style-name="ce11" office:value-type="string">
            <text:p>AJC</text:p>
          </table:table-cell>
          <table:table-cell table:style-name="ce11" office:value-type="string">
            <text:p>TEMPORARY</text:p>
          </table:table-cell>
          <table:table-cell table:style-name="ce11" office:value-type="string">
            <text:p>Need to remove</text:p>
          </table:table-cell>
          <table:table-cell table:style-name="ce11" table:number-columns-repeated="1018"/>
        </table:table-row>
        <table:table-row table:style-name="ro1">
          <table:table-cell table:style-name="ce4" office:value-type="date" office:date-value="2008-05-15">
            <text:p>15/05/08</text:p>
          </table:table-cell>
          <table:table-cell table:style-name="ce11" office:value-type="string">
            <text:p>deleting items from /home/heating/ustest where too few options were available</text:p>
          </table:table-cell>
          <table:table-cell table:style-name="ce11" office:value-type="string">
            <text:p>CSVs, stage </text:p>
          </table:table-cell>
          <table:table-cell table:style-name="ce11" office:value-type="string">
            <text:p>AJC</text:p>
          </table:table-cell>
          <table:table-cell table:style-name="ce11" office:value-type="string">
            <text:p>TEMPORARY</text:p>
          </table:table-cell>
          <table:table-cell table:style-name="ce11" office:value-type="string">
            <text:p>Need to remove</text:p>
          </table:table-cell>
          <table:table-cell table:style-name="ce11" table:number-columns-repeated="1018"/>
        </table:table-row>
        <table:table-row table:style-name="ro1">
          <table:table-cell office:value-type="date" office:date-value="2008-05-22">
            <text:p>22/05/08</text:p>
          </table:table-cell>
          <table:table-cell office:value-type="string">
            <text:p>created /home/energy/us/price for M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updated /home/energy/quantity to include kWh amounts for most fuel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created /home/heating/us NOTE: Should remove alaska as data's not goo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removed alaska and deleted and replaced florida, texas and california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7-31">
            <text:p>31/07/08</text:p>
          </table:table-cell>
          <table:table-cell office:value-type="string">
            <text:p>car/specific/uk - all VCA data to 2001 - INCOMPLETE+char errors eg coupe</text:p>
          </table:table-cell>
          <table:table-cell office:value-type="string">
            <text:p>CSVs, stage (incomplete)</text:p>
          </table:table-cell>
          <table:table-cell office:value-type="string">
            <text:p>AJC</text:p>
          </table:table-cell>
          <table:table-cell/>
          <table:table-cell office:value-type="string">
            <text:p>Incomplete, errors need fixing</text:p>
          </table:table-cell>
          <table:table-cell table:number-columns-repeated="1018"/>
        </table:table-row>
        <table:table-row table:style-name="ro1">
          <table:table-cell office:value-type="date" office:date-value="2008-08-20">
            <text:p>20/08/08</text:p>
          </table:table-cell>
          <table:table-cell office:value-type="string">
            <text:p>/home/energy/quantity - fixed bug in alg so that no zero profile items are used 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live 21/8/2008</text:p>
          </table:table-cell>
          <table:table-cell table:number-columns-repeated="1019"/>
        </table:table-row>
        <table:table-row table:style-name="ro1">
          <table:table-cell office:value-type="date" office:date-value="2008-08-21">
            <text:p>21/08/08</text:p>
          </table:table-cell>
          <table:table-cell office:value-type="string">
            <text:p>place all relevant fuel quantities in /home/energy/quantity, e.g. kWh for all, litres, kg where appropriate</text:p>
          </table:table-cell>
          <table:table-cell office:value-type="string">
            <text:p>to do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changes to mirror 20aug08 update to defra</text:p>
          </table:table-cell>
          <table:table-cell table:style-name="ce12" table:number-columns-repeated="254"/>
          <table:table-cell table:number-columns-repeated="768"/>
        </table:table-row>
        <table:table-row table:style-name="ro1">
          <table:table-cell office:value-type="date" office:date-value="2008-08-26">
            <text:p>26/08/08</text:p>
          </table:table-cell>
          <table:table-cell office:value-type="string">
            <text:p>/home/appliances/kitchen/generic - all rows updated, B-G added for fridge and fridge/freezer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computers/generic - some rows update, MFD added, not some values are unchanged but needed to be revised according to MTP data set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update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televisions/generic - updated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cooking - updated alg, added induction see .txt in csvs dir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electricity and electricity ISO - GB value to 0.537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quantity - updated data, added values for all sensible unit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price - updated all data, add the 2 electricityE7 item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lighting - values upd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2">
            <text:p>12/09/08</text:p>
          </table:table-cell>
          <table:table-cell office:value-type="string">
            <text:p>Updated Electricity item def alg so that it handled last and current reading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don't mention this kludge in the wiki! affects electricity and electricityISO categori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de similar last, current reading change to Energy Quantity def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5">
            <text:p>15/09/08</text:p>
          </table:table-cell>
          <table:table-cell office:value-type="string">
            <text:p>Added values to /home/energy/uk/reductions for GAP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item values to Car generic and altered algorithm for aircon,ecodriving,tyresUnderinfl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wiki upd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7">
            <text:p>17/09/08</text:p>
          </table:table-cell>
          <table:table-cell office:value-type="string">
            <text:p>coking coal added to /home/energy/quantity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car/generic/electric plus new item def</text:p>
          </table:table-cell>
          <table:table-cell office:value-type="string">
            <text:p>CSVs,stage 23sept08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8">
            <text:p>18/09/08</text:p>
          </table:table-cell>
          <table:table-cell office:value-type="string">
            <text:p>coking coal added to /home/energy/uk/price but price same as coal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car/generic lpg and cng items added and all others update to latest defra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van/generic cre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motorcycle/generic updated to latest defra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 office:value-type="string">
            <text:p>/transport/taxi/perpassenger created to latest defra data, need to create data item def with numberOfPassengers piv</text:p>
          </table:table-cell>
          <table:table-cell table:style-name="ce11" office:value-type="string">
            <text:p>CSVs</text:p>
          </table:table-cell>
          <table:table-cell table:style-name="ce11" office:value-type="string">
            <text:p>AJC</text:p>
          </table:table-cell>
          <table:table-cell table:style-name="ce11"/>
          <table:table-cell table:style-name="ce11" office:value-type="string">
            <text:p>moved to taxi/generic/perpassenger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>
            <text:p>/transport/bus/generic new values added for latest defr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plane/generic/class created, needs new item def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plane/generic updated to latest defra, probably should simplify by using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plane/generic/distance created, needs new item def, use values in other alg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2">
            <text:p>22/09/08</text:p>
          </table:table-cell>
          <table:table-cell office:value-type="string">
            <text:p>/home/waste created with general household, garden plus new Waste item def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water created with cold plus new water item def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3">
            <text:p>23/09/08</text:p>
          </table:table-cell>
          <table:table-cell office:value-type="string">
            <text:p>/transport/ship, new Ship Generic item def, one data item ferry</text:p>
          </table:table-cell>
          <table:table-cell office:value-type="string">
            <text:p>stage (since aug?), 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energy/renewable, plus new item def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minibus/generic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5">
            <text:p>25/09/08</text:p>
          </table:table-cell>
          <table:table-cell office:value-type="string">
            <text:p>/personal/generic 4 items reinstated with index linked inflated value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energy/uk/price - coking coal added on stage, same as coal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regularly serviced to Car Generic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children and adultsInHousehold to metadata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aymentFrequency added to Energy UK price and Energy Quantity item defs, info only, not used in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reenTariff added to Energy UK price and Energy Quantity item defs, info only, not used in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0-07">
            <text:p>07/10/08</text:p>
          </table:table-cell>
          <table:table-cell office:value-type="string">
            <text:p>/home/waste general household value updated</text:p>
          </table:table-cell>
          <table:table-cell office:value-type="string">
            <text:p>stage,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water cold value updated</text:p>
          </table:table-cell>
          <table:table-cell office:value-type="string">
            <text:p>stage,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energy/quantity - added electricity item, alg altered to use /home/energy/electricity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6">
            <text:p>26/11/08</text:p>
          </table:table-cell>
          <table:table-cell office:value-type="string">
            <text:p>/home/appliances/televisions/generic - added comment PIV for actonco2's rarely used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appliances/entertainment/generic - digital radio with placeholder valu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computers/generic- <text:s/>deleted kWOn,kWStandby from CSV - were never in AMEE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appliances/computers/generic- <text:s/>added scanner, router, external hard drive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kitchen/generic - added washing line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7">
            <text:p>27/11/08</text:p>
          </table:table-cell>
          <table:table-cell office:value-type="string">
            <text:p>/home/appliances/cooking/hob created with new def and data item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8">
            <text:p>28/11/08</text:p>
          </table:table-cell>
          <table:table-cell office:value-type="string">
            <text:p>/home/appliances/computer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entertainment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table:number-columns-repeated="2"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1">
            <text:p>01/12/08</text:p>
          </table:table-cell>
          <table:table-cell office:value-type="string">
            <text:p>/home/energy/quantity and /home/energy/uk/price - added season, includesHeating pivs and changed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3">
            <text:p>03/12/08</text:p>
          </table:table-cell>
          <table:table-cell office:value-type="string">
            <text:p>/home/energy/quantity and /home/energy/uk/price - added numberOfDeliveries, no change to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4">
            <text:p>04/12/08</text:p>
          </table:table-cell>
          <table:table-cell office:value-type="string">
            <text:p>/transport/plane/generic/airports/major- new item def and data</text:p>
          </table:table-cell>
          <table:table-cell office:value-type="string">
            <text:p>CSVs,stage 12dec08, live 8mar09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9">
            <text:p>09/12/08</text:p>
          </table:table-cell>
          <table:table-cell office:value-type="string">
            <text:p>/transport/metadata - for holding actonco2 v2 answer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19mar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2">
            <text:p>12/12/08</text:p>
          </table:table-cell>
          <table:table-cell office:value-type="string">
            <text:p>/home/appliances/cooking/oven and hob - fixed algorithm bu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3">
            <text:p>13/12/08</text:p>
          </table:table-cell>
          <table:table-cell office:value-type="string">
            <text:p>/transport/plane/generic def and alg updated to take iata code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/airports/major renamed to countrie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problem - should auto select EF for short/long haul based on distance flown, create new distance categor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/airports/codes create, mirrors countries but has iata code for drill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4">
            <text:p>14/12/08</text:p>
          </table:table-cell>
          <table:table-cell office:value-type="string">
            <text:p>/metadata/actonco2/actions - created item def and uploaded actions</text:p>
          </table:table-cell>
          <table:table-cell office:value-type="string">
            <text:p>CSVs.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ntries truncated - see problems.txt in api_csv di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6">
            <text:p>16/12/08</text:p>
          </table:table-cell>
          <table:table-cell office:value-type="string">
            <text:p>/home/waste values added and itemdef upd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water values added and item def updated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water/reductions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water/usage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21">
            <text:p>21/12/08</text:p>
          </table:table-cell>
          <table:table-cell office:value-type="string">
            <text:p>/home/heating - deleted 5 or 6 blank data items at caused wiki strangeness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2">
            <text:p>12/01/09</text:p>
          </table:table-cell>
          <table:table-cell office:value-type="string">
            <text:p>/import/ict/webclick cre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5">
            <text:p>15/01/09</text:p>
          </table:table-cell>
          <table:table-cell office:value-type="string">
            <text:p>/metadata/actonco2/actions - created item def amended and all actions reimpor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8">
            <text:p>18/01/09</text:p>
          </table:table-cell>
          <table:table-cell office:value-type="string">
            <text:p>/transport/car/specific/us</text:p>
          </table:table-cell>
          <table:table-cell office:value-type="string">
            <text:p>CSVs,stage, 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hecked all CSVs against Nik's latest test sheets and updated all data on stage - see above</text:p>
          </table:table-cell>
          <table:table-cell office:value-type="string">
            <text:p>stage</text:p>
          </table:table-cell>
          <table:table-cell/>
          <table:table-cell office:value-type="string">
            <text:p>see above to when CSVs were updated, starting 20aug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9">
            <text:p>19/01/09</text:p>
          </table:table-cell>
          <table:table-cell office:value-type="string">
            <text:p>/metadata/actonco2/actions - fixed issues - best to stick to ISO-8859-1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2">
            <text:p>22/01/09</text:p>
          </table:table-cell>
          <table:table-cell office:value-type="string">
            <text:p>/home/energy/us/state - new item def, category and date from egri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7">
            <text:p>27/01/09</text:p>
          </table:table-cell>
          <table:table-cell office:value-type="string">
            <text:p>various changes for v2 defr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metadata/actonco2 - info specific to actonco2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energy/renewable - added new item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0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insulation - added new item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0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 - added type=auto and updated itemdef, alg to handle passenger class</text:p>
          </table:table-cell>
          <table:table-cell office:value-type="string">
            <text:p>CSVs,stage,live(8mar09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transport/plane/generic/passengerclass - data for economy, business, first etc.</text:p>
          </table:table-cell>
          <table:table-cell office:value-type="string">
            <text:p>CSVs,stage,live(8mar09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transport/train/generic - added new items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8">
            <text:p>28/01/09</text:p>
          </table:table-cell>
          <table:table-cell office:value-type="string">
            <text:p>/home/waste - new item values and alg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hob and oven algorithms <text:s/>- santiseString method was bad - fixed it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9">
            <text:p>29/01/09</text:p>
          </table:table-cell>
          <table:table-cell office:value-type="string">
            <text:p>/home/appliances/computer/generic - set values of some items to zero and standby alg return zero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 set values of some items to zero and standby alg return zero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30">
            <text:p>30/01/09</text:p>
          </table:table-cell>
          <table:table-cell office:value-type="string">
            <text:p>/home/appliances/kitchen/generic - kettle now scales with no. of people if metadata item is present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2">
            <text:p>02/02/09</text:p>
          </table:table-cell>
          <table:table-cell office:value-type="string">
            <text:p>updated computers, entertainment and televisions on live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 to when CSVs were updated, starting 20aug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5">
            <text:p>05/02/09</text:p>
          </table:table-cell>
          <table:table-cell office:value-type="string">
            <text:p>fixed kitchen generic algorithm so that item with name “none” returns zer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6">
            <text:p>06/02/09</text:p>
          </table:table-cell>
          <table:table-cell office:value-type="string">
            <text:p>fixed hob and oven algorithms so that item with name “none” returns zer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/home/energy/quantity so that it accepts iso cod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3" office:value-type="string">
            <text:p>ALL CHANGES TO STAGE FROM HERE WILL NEED TO BE MADE TO DEV</text:p>
          </table:table-cell>
          <table:table-cell table:style-name="ce17" table:number-columns-repeated="1022"/>
        </table:table-row>
        <table:table-row table:style-name="ro1">
          <table:table-cell table:style-name="ce6"/>
          <table:table-cell table:style-name="ce14" office:value-type="string">
            <text:p>NOTE: dev is now definitive, NOT the CSVs</text:p>
          </table:table-cell>
          <table:table-cell table:style-name="ce17" table:number-columns-repeated="1022"/>
        </table:table-row>
        <table:table-row table:style-name="ro1">
          <table:table-cell office:value-type="date" office:date-value="2009-02-12">
            <text:p>12/02/09</text:p>
          </table:table-cell>
          <table:table-cell office:value-type="string">
            <text:p>added /transport/lgv/generic for HRS, used Car Generic item def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needs separate v2 migr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ded /metadata/hotels - new Hotel Metadata item def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needs separate v2 migr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5">
            <text:p>25/02/09</text:p>
          </table:table-cell>
          <table:table-cell office:value-type="string">
            <text:p>/home/heating/uk/renewablesavings created with data and itemdef</text:p>
          </table:table-cell>
          <table:table-cell office:value-type="string">
            <text:p>N/A</text:p>
          </table:table-cell>
          <table:table-cell office:value-type="string">
            <text:p>AJC</text:p>
          </table:table-cell>
          <table:table-cell office:value-type="string">
            <text:p>DE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 - added numberOfPassengers to itemdef and algo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kitchen/generic - gas and heat pump tumble dryers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7">
            <text:p>27/02/09</text:p>
          </table:table-cell>
          <table:table-cell office:value-type="string">
            <text:p>/home/appliances/kitchen/generic - Tumble dryer standard added, previous value for Washer/dryer was actually for Tumble dryer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8">
            <text:p>28/02/09</text:p>
          </table:table-cell>
          <table:table-cell office:value-type="string">
            <text:p>/home/heating/uk - algorithm implemented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1">
            <text:p>01/03/09</text:p>
          </table:table-cell>
          <table:table-cell office:value-type="string">
            <text:p>/home/heating/uk - test and fixes made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2">
            <text:p>02/03/09</text:p>
          </table:table-cell>
          <table:table-cell office:value-type="string">
            <text:p>/transport/bus/generic - itemdef has new values and alg changed, one new data col added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train/generic - itemdef has new values and alg changed, one new data col added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taxi/generic/passenger moved from above dir and itemdef and alg same as bus and train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3">
            <text:p>03/03/09</text:p>
          </table:table-cell>
          <table:table-cell office:value-type="string">
            <text:p>/home/heating/uk- lpg and biomass items added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/uk/renewablesavings updated to include biomass</text:p>
          </table:table-cell>
          <table:table-cell office:value-type="string">
            <text:p>N/A</text:p>
          </table:table-cell>
          <table:table-cell office:value-type="string">
            <text:p>AJC</text:p>
          </table:table-cell>
          <table:table-cell office:value-type="string">
            <text:p>DE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5">
            <text:p>05/03/09</text:p>
          </table:table-cell>
          <table:table-cell office:value-type="string">
            <text:p>/home/appliances/kitchen/generic - gas and heat pump tumble dryers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6">
            <text:p>06/03/09</text:p>
          </table:table-cell>
          <table:table-cell office:value-type="string">
            <text:p>/metadata/actonco2/actions - updated itemdef and dat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planet/country/uk/aggregate/actonco2/peoplelikeme/home created itemdef and data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updated to stage 20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planet/country/uk/aggregate/actonco2/peoplelikeme/home created itemdef and data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8">
            <text:p>08/03/09</text:p>
          </table:table-cell>
          <table:table-cell office:value-type="string">
            <text:p>Various updates on live with stage to sync categories needed for defra-&gt;live migration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 for detail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1">
            <text:p>11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5" office:value-type="string">
            <text:p>JB additions to transport/ship/freight, transport/plane/freight, business/buildings/hotel/generic</text:p>
          </table:table-cell>
          <table:table-cell table:style-name="ce15" office:value-type="string">
            <text:p>CSVs,dev (not stage)</text:p>
          </table:table-cell>
          <table:table-cell table:style-name="ce15" office:value-type="string">
            <text:p>JH</text:p>
          </table:table-cell>
          <table:table-cell table:style-name="ce15" office:value-type="string">
            <text:p>Need to update wiki, v2 users only</text:p>
          </table:table-cell>
          <table:table-cell table:style-name="ce1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2">
            <text:p>12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pdate to /metadata/actonco2/actions</text:p>
          </table:table-cell>
          <table:table-cell office:value-type="string">
            <text:p>CSVs, stage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oS data to planet/country/aggregate</text:p>
          </table:table-cell>
          <table:table-cell office:value-type="string">
            <text:p>CSVs, stage,dev</text:p>
          </table:table-cell>
          <table:table-cell office:value-type="string">
            <text:p>JH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3">
            <text:p>13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6">
            <text:p>16/03/09</text:p>
          </table:table-cell>
          <table:table-cell office:value-type="string">
            <text:p>/home/heating/uk Updates to new values sent through from Nik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7">
            <text:p>17/03/09</text:p>
          </table:table-cell>
          <table:table-cell office:value-type="string">
            <text:p>updated /home/energy/uk/reductions with better est data added a few new items for GAP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9-03-18">
            <text:p>18/03/09</text:p>
          </table:table-cell>
          <table:table-cell office:value-type="string">
            <text:p>/transport/car/generic - added value for average car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/transport/plane/generic - fixed bug when passengerClass=first for short haul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9">
            <text:p>19/03/09</text:p>
          </table:table-cell>
          <table:table-cell office:value-type="string">
            <text:p>/metadata/actonco2/actions - Darren@euro updated stage, I changed CSVs and dev to match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date" office:date-value="2009-03-23">
            <text:p>23/03/09</text:p>
          </table:table-cell>
          <table:table-cell table:style-name="ce16" office:value-type="string">
            <text:p>STAGE UPGRADED TO V2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3-23">
            <text:p>23/03/09</text:p>
          </table:table-cell>
          <table:table-cell office:value-type="string">
            <text:p>/transport/car/generic - added typicalDistance and useTypicalDistance to itemdef, altered alg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/transport/car/generic - added typicalDistance and useTypicalDistance to itemdef, altered alg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fixed order of drill downs on live to match stage: Energy UK price,kitchen generic,televisions generic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need to fix ameem code</text:p>
          </table:table-cell>
          <table:table-cell table:number-columns-repeated="1019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date-style style:name="N167">
      <number:day number:style="long"/>
      <number:text>/</number:text>
      <number:year/>
      <number:text>/</number:text>
      <number:year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date-style style:name="N169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3">03/23/2009</text:date>, <text:time>16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EE_20_data_20_changelog" style:display-name="PageStyle_AMEE data change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Microsoft Corporation</meta:initial-creator>
    <meta:creation-date>1996-10-14T23:33:28</meta:creation-date>
    <dc:creator>Andrew Conway</dc:creator>
    <dc:date>2009-03-23T16:12:05</dc:date>
    <meta:editing-cycles>136</meta:editing-cycles>
    <meta:editing-duration>PT74H16M04S</meta:editing-duration>
    <meta:document-statistic meta:table-count="1" meta:cell-count="681" meta:object-count="0"/>
    <meta:user-defined meta:name="Info 1"/>
    <meta:user-defined meta:name="Info 2"/>
    <meta:user-defined meta:name="Info 3"/>
    <meta:user-defined meta:name="Info 4"/>
  </office:meta>
</office:document-meta>
</file>